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Liberation Serif"/>
      </text:list-level-style-bullet>
      <text:list-level-style-bullet text:level="2" text:style-name="WW_CharLFO2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2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2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2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2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2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2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2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style:style>
    <style:style style:name="P2" style:parent-style-name="Standard" style:family="paragraph">
      <style:paragraph-properties fo:text-align="center"/>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list-style-name="LFO3" style:family="paragraph"/>
    <style:style style:name="P6" style:parent-style-name="Standard" style:list-style-name="LFO3" style:family="paragraph"/>
    <style:style style:name="P7" style:parent-style-name="Standard" style:list-style-name="LFO3" style:family="paragraph"/>
    <style:style style:name="P8" style:parent-style-name="Standard" style:family="paragraph">
      <style:paragraph-properties fo:text-align="center"/>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P12" style:parent-style-name="Standard" style:family="paragraph">
      <style:paragraph-properties fo:text-align="center"/>
    </style:style>
    <style:style style:name="T13" style:parent-style-name="DefaultParagraphFont" style:family="text">
      <style:text-properties style:text-position="super 66.6%"/>
    </style:style>
    <style:style style:name="T14" style:parent-style-name="DefaultParagraphFont" style:family="text">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P21" style:parent-style-name="Standard" style:list-style-name="LFO3" style:family="paragraph"/>
    <style:style style:name="P22" style:parent-style-name="Standard" style:list-style-name="LFO3" style:family="paragraph"/>
    <style:style style:name="P23" style:parent-style-name="Standard" style:family="paragraph">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P26" style:parent-style-name="Standard" style:list-style-name="LFO3" style:family="paragraph"/>
    <style:style style:name="P27" style:parent-style-name="Standard" style:list-style-name="LFO3" style:family="paragraph"/>
    <style:style style:name="P28" style:parent-style-name="Standard" style:family="paragraph">
      <style:paragraph-properties fo:margin-left="0.9847in">
        <style:tab-stops/>
      </style:paragraph-properties>
    </style:style>
    <style:style style:name="T29" style:parent-style-name="DefaultParagraphFont" style:family="text">
      <style:text-properties style:font-name="Calibri" style:font-name-complex="Calibri"/>
    </style:style>
    <style:style style:name="P30" style:parent-style-name="Standard" style:family="paragraph">
      <style:text-properties style:font-name="Calibri" style:font-name-complex="Calibri"/>
    </style:style>
    <style:style style:name="P31" style:parent-style-name="Standard" style:family="paragraph">
      <style:paragraph-properties fo:margin-left="0.4923in" fo:text-indent="0.4923in">
        <style:tab-stops/>
      </style:paragraph-properties>
      <style:text-properties style:font-name="Calibri" style:font-name-complex="Calibri"/>
    </style:style>
    <style:style style:name="P32" style:parent-style-name="Standard" style:family="paragraph">
      <style:paragraph-properties fo:margin-left="0.4923in" fo:text-indent="0.4923in">
        <style:tab-stops/>
      </style:paragraph-properties>
      <style:text-properties style:font-name="Calibri" style:font-name-complex="Calibri"/>
    </style:style>
    <style:style style:name="P33" style:parent-style-name="Standard" style:family="paragraph">
      <style:paragraph-properties fo:margin-left="0.4923in" fo:text-indent="0.4923in">
        <style:tab-stops/>
      </style:paragraph-properties>
      <style:text-properties style:font-name="Calibri" style:font-name-complex="Calibri"/>
    </style:style>
    <style:style style:name="P34" style:parent-style-name="Standard" style:family="paragraph">
      <style:paragraph-properties fo:margin-left="0.4923in" fo:text-indent="0.4923in">
        <style:tab-stops/>
      </style:paragraph-properties>
      <style:text-properties style:font-name="Calibri" style:font-name-complex="Calibri"/>
    </style:style>
    <style:style style:name="P35" style:parent-style-name="Standard" style:family="paragraph">
      <style:paragraph-properties fo:margin-left="0.4923in" fo:text-indent="0.4923in">
        <style:tab-stops/>
      </style:paragraph-properties>
      <style:text-properties style:font-name="Calibri" style:font-name-complex="Calibri"/>
    </style:style>
    <style:style style:name="P36" style:parent-style-name="Standard" style:family="paragraph">
      <style:text-properties style:font-name="Calibri" style:font-name-complex="Calibri"/>
    </style:style>
    <style:style style:name="P37" style:parent-style-name="Standard" style:family="paragraph">
      <style:paragraph-properties fo:margin-left="0.4923in" fo:text-indent="0.4923in">
        <style:tab-stops/>
      </style:paragraph-properties>
      <style:text-properties style:font-name="Calibri" style:font-name-complex="Calibri"/>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P46" style:parent-style-name="Standard" style:family="paragraph">
      <style:paragraph-properties fo:margin-left="0.4923in">
        <style:tab-stops/>
      </style:paragraph-properties>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P49" style:parent-style-name="Standard" style:family="paragraph">
      <style:paragraph-properties fo:margin-left="0.4923in">
        <style:tab-stops/>
      </style:paragraph-properties>
    </style:style>
    <style:style style:name="T50" style:parent-style-name="DefaultParagraphFont" style:family="text">
      <style:text-properties fo:font-weight="bold" style:font-weight-asian="bold" style:font-weight-complex="bold"/>
    </style:style>
    <style:style style:name="P51" style:parent-style-name="Standard" style:family="paragraph">
      <style:paragraph-properties fo:margin-left="0.4923in">
        <style:tab-stops/>
      </style:paragraph-properties>
    </style:style>
    <style:style style:name="T52" style:parent-style-name="DefaultParagraphFont" style:family="text">
      <style:text-properties fo:font-weight="bold" style:font-weight-asian="bold" style:font-weight-complex="bold"/>
    </style:style>
    <style:style style:name="P53" style:parent-style-name="Standard" style:family="paragraph">
      <style:paragraph-properties fo:margin-left="0.4923in">
        <style:tab-stops/>
      </style:paragraph-properties>
    </style:style>
    <style:style style:name="P54" style:parent-style-name="Standard" style:family="paragraph">
      <style:paragraph-properties fo:margin-left="1.4756in">
        <style:tab-stops/>
      </style:paragraph-properties>
    </style:style>
    <style:style style:name="T55" style:parent-style-name="DefaultParagraphFont" style:family="text">
      <style:text-properties fo:font-weight="bold" style:font-weight-asian="bold" style:font-weight-complex="bold"/>
    </style:style>
    <style:style style:name="P56" style:parent-style-name="Standard" style:family="paragraph">
      <style:paragraph-properties fo:margin-left="0.4923in">
        <style:tab-stops/>
      </style:paragraph-properties>
    </style:style>
    <style:style style:name="T57" style:parent-style-name="DefaultParagraphFont" style:family="text">
      <style:text-properties fo:font-weight="bold" style:font-weight-asian="bold" style:font-weight-complex="bold"/>
    </style:style>
    <style:style style:name="P58" style:parent-style-name="Standard" style:family="paragraph">
      <style:paragraph-properties fo:margin-left="0.9847in">
        <style:tab-stops/>
      </style:paragraph-properties>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office:automatic-styles>
  <office:body>
    <office:text text:use-soft-page-breaks="true">
      <text:p text:style-name="P1">Matlab Gear Instructions</text:p>
      <text:p text:style-name="P2"/>
      <text:p text:style-name="P3">Stuff you’ll need</text:p>
      <text:p text:style-name="P4"/>
      <text:list text:style-name="LFO3" text:continue-numbering="true">
        <text:list-item>
          <text:p text:style-name="P5">MATLAB compiler: We need this to compile our MATLAB functions. It can be downloaded through “Get More Apps” menu in MATLAB. Once it is installed, make sure you can call “mcc” on your Linux Terminal.<text:s/></text:p>
        </text:list-item>
        <text:list-item>
          <text:p text:style-name="P6">A Linux computer: Docker mainly works with Unix images and MATLAB compiler creates executables specific to the OS it is run under. So to be able to run<text:s/>MATLAB in Docker, we need to compile our code with a Unix Machine.</text:p>
        </text:list-item>
        <text:list-item>
          <text:p text:style-name="P7">MATLAB Runtime: We will need this to test the compiled code to make sure it works before we stick it in a gear. Download it here:<text:s/><text:a xlink:href="https://www.mathworks.com/products/compiler/matlab-runtime.html" office:target-frame-name="_top" xlink:show="replace"><text:span text:style-name="Hyperlink">https://www.mathworks.com/products/compiler/matlab-runtime.html</text:span></text:a><text:s/>The<text:s/>version<text:s/>you install<text:s/>should match<text:s/>your MATLAB version or<text:s/>the version under which you compiled your MATLAB functions.</text:p>
        </text:list-item>
      </text:list>
      <text:p text:style-name="P8"/>
      <text:p text:style-name="Standard"><text:span text:style-name="T9">Introduction to<text:s/></text:span><text:span text:style-name="T10">gear<text:s/></text:span><text:span text:style-name="T11">files</text:span></text:p>
      <text:p text:style-name="P12"/>
      <text:p text:style-name="Standard">Flywheel gears<text:s/>have 3 main components.</text:p>
      <text:p text:style-name="Standard"/>
      <text:p text:style-name="Standard"><text:tab/>1 – Dockerfile: This is a text file that builds the Docker image. This is where we install MATLAB Runtime and other 3<text:span text:style-name="T13">rd</text:span><text:s/>party software if we need them in the gear.</text:p>
      <text:p text:style-name="Standard"><text:tab/>2 –<text:s/>manifest.json file: This decides the config options. Essentially, it sets up the interface we see on the webpage when we run a gear.</text:p>
      <text:p text:style-name="Standard"><text:tab/>3 – Python or bash script to run: This decides the gear operations. That’s where we will call the compiled MATLAB script after parsing the input and config options from the manifest.json file<text:s/></text:p>
      <text:p text:style-name="Standard"/>
      <text:p text:style-name="Standard">For the MATLAB gears, we also need a folder that contains the compiled executable files.</text:p>
      <text:p text:style-name="Standard"/>
      <text:p text:style-name="Standard"><text:s text:c="2"/><text:span text:style-name="T14">Instructions</text:span></text:p>
      <text:p text:style-name="P15"/>
      <text:p text:style-name="Standard"><text:span text:style-name="T16">1</text:span><text:span text:style-name="T17"><text:s/>–<text:s/></text:span>Create an empty folder on your computer.<text:s/>In this folder create an empty text file called “Dockerfile”, an empty JSON file called “manifest.json”, and an empty python text script called “run”.<text:s/></text:p>
      <text:p text:style-name="P18"/>
      <text:p text:style-name="Standard"><text:span text:style-name="T19">2</text:span><text:span text:style-name="T20"><text:s/>–<text:s/></text:span>To make a matlab gear,<text:s/>you<text:s/>first need to organize<text:s/>the<text:s/>matlab code<text:s/>that you<text:s/>want to compile<text:s/>a bit. Making a wrapper<text:s/>function<text:s/>around<text:s/>your<text:s/>main<text:s/>function<text:s/>is generally a good idea<text:s/>because that makes compiling and running the MATLAB functions much easier.<text:s/></text:p>
      <text:list text:style-name="LFO3" text:continue-numbering="true">
        <text:list-item>
          <text:p text:style-name="P21">This wrapper<text:s/>should accept at least one path<text:s/>for<text:s/>the input<text:s/>file or folder<text:s/>and one path<text:s/>for<text:s/>the output.<text:s/></text:p>
        </text:list-item>
        <text:list-item>
          <text:p text:style-name="P22">If there are any configuration<text:s/>options that<text:s/>you want to pass to your<text:s/>function,<text:s/>the<text:s/>wrapper should<text:s/>receive<text:s/>them as a string and convert them to whatever their type should be in your<text:s/>function. For<text:s/>example, if your function expects<text:s/>a speed option<text:s/>as a number, say a variable called runSpeed, the wrapper should<text:s/>receive<text:s/>it as a string e.g. ‘2’ and then do str2num(runSpeed) before passing it to your<text:s/>main<text:s/>function. We need to do this because passing anything other than<text:s/>strings<text:s/>to the compiled<text:s/>MATLAB<text:s/>code on a bash terminal is a bit of a pain. Converting string to the variable<text:s/>type<text:s/>that<text:s/>your function expects is a bit more complicated when you need to pass vectors<text:s/>for instance (e.g. [1 2 3]), but this can<text:s/>still<text:s/>be done. Google is your friend. <text:s/><text:s text:c="2"/></text:p>
        </text:list-item>
      </text:list>
      <text:p text:style-name="P23"/>
      <text:p text:style-name="Standard"><text:span text:style-name="T24">3</text:span><text:span text:style-name="T25"><text:s/>–<text:s/></text:span>Now we need to compile the wrapper we made on step 2:</text:p>
      <text:soft-page-break/>
      <text:list text:style-name="LFO3" text:continue-numbering="true">
        <text:list-item>
          <text:p text:style-name="P26">If you have ToolboxToolbox, we need to disable it<text:s/>as the startup options<text:s/>complicate the compiling process. Just go to your Documents/MATLAB folder and rename your startup.m to something else<text:s/>(e.g nostartup.m)<text:s/>until we<text:s/>finish<text:s/>compiling.</text:p>
        </text:list-item>
        <text:list-item>
          <text:p text:style-name="P27">From a bash terminal you can call mcc like:</text:p>
        </text:list-item>
      </text:list>
      <text:p text:style-name="P28">mcc -m &lt;functionToCompile&gt;<text:s/><text:span text:style-name="T29">-a &lt;subfunction&gt; -I &lt;subfolder&gt; -d &lt;saveFolder&gt;</text:span></text:p>
      <text:p text:style-name="P30"><text:tab/></text:p>
      <text:p text:style-name="P31">-m:<text:s/>points to the path to the function you want to compile.</text:p>
      <text:p text:style-name="P32">-a: adds the secondary functions that your function will use</text:p>
      <text:p text:style-name="P33">-I: If you have a bunch of functions that your main function needs and they are located in a folder, you can point to the folder with this and the compiler will add that to the search path. Warning: In early versions, the -I option did not decide into the subfolders. I am not sure if the new versions are doing that. It is a good idea to specify paths to the subfolders one by one anyways with multiple -I flags.<text:s/></text:p>
      <text:p text:style-name="P34">-d: Is a folder where the executable compiled functions will be saved.</text:p>
      <text:p text:style-name="P35"/>
      <text:p text:style-name="P36"><text:s text:c="13"/>In the folder you specify with the -d option, there will be a file with .sh extension<text:s/>which has the same name of the function you compiled. This is the bash executable that we will<text:s/>need in the next step.<text:s/></text:p>
      <text:p text:style-name="P37"/>
      <text:p text:style-name="Standard"><text:span text:style-name="T38">4 –<text:s/></text:span>Now we need to test the compiled code with MATLAB runtime to make sure it works.<text:s/>Imagine we have a function which takes one input file path, one output path, and a config option for script run speed called runSpeed which we want to run with speed 2, this is how we<text:s/>can<text:s/>call<text:s/>the compiled version of it<text:s/>from a unix terminal:</text:p>
      <text:p text:style-name="Standard"><text:s/></text:p>
      <text:p text:style-name="Standard">&lt;compiledBashFile&gt; &lt;matlabRuntimeInstallationPath&gt; &lt;inputPath&gt; &lt;outputPath&gt; ‘runSpeed’ ‘2’</text:p>
      <text:p text:style-name="Standard"/>
      <text:p text:style-name="Standard">This is how the matlabRuntimeInstallationPath looks like:<text:s/>'/usr/local/MATLAB/MATLAB_Runtime/v98/'</text:p>
      <text:p text:style-name="Standard"/>
      <text:p text:style-name="Standard">Don’t forget to add the subfolder with the version name in the full path (v98 in this case). Otherwise, it doesn’t work. <text:s/></text:p>
      <text:p text:style-name="Standard"/>
      <text:p text:style-name="Standard">Check if the &lt;outputPath&gt; you specified have all the files your functions is supposed to produce.<text:s/></text:p>
      <text:p text:style-name="Standard"/>
      <text:p text:style-name="Standard"><text:span text:style-name="T39">5 –</text:span><text:s/>Now we need to<text:s/>make<text:s/>the<text:s/>Dockerfile. Check the example Dockerfile in the folder this guide is located. The parts of the file are explained on there. Continue to the next item once you have a Dockerfile<text:s/>for your gear.</text:p>
      <text:p text:style-name="Standard"/>
      <text:p text:style-name="Standard"><text:span text:style-name="T40">6 –</text:span><text:s/>Next is the manifest.json file. Check out the<text:s/>example<text:s/>file<text:s/>and reorganize it to your needs. You can find the definition of some variables below.<text:s/>More on the flywheel page:<text:s/>https://docs.flywheel.io/hc/en-us/articles/360037695713</text:p>
      <text:p text:style-name="Standard"><text:tab/>-<text:span text:style-name="T41">name</text:span>: machine friendly name for your gear (required)</text:p>
      <text:p text:style-name="Standard"><text:tab/>-<text:span text:style-name="T42">label</text:span>: human friendly name for your gear (required)</text:p>
      <text:p text:style-name="Standard"><text:tab/>-<text:span text:style-name="T43">description</text:span>: description of your gear</text:p>
      <text:p text:style-name="Standard"><text:s/><text:tab/>-<text:span text:style-name="T44">author</text:span>: the name of the person who made the script you are running in the gear</text:p>
      <text:p text:style-name="Standard"><text:tab/>-<text:span text:style-name="T45">maintainer</text:span>: your name</text:p>
      <text:p text:style-name="P46">-<text:span text:style-name="T47">source</text:span>: webpage to the gear files if you put them online somewhere<text:line-break/>-<text:span text:style-name="T48">url</text:span>: webpage to the code you used if available online</text:p>
      <text:soft-page-break/>
      <text:p text:style-name="P49">-<text:span text:style-name="T50">version</text:span>: version of your gear. Can start with any number pattern (e.g. 0.1.0<text:s/>or 0.1)</text:p>
      <text:p text:style-name="P51">-<text:span text:style-name="T52">custom</text:span>: contains some useful stuff<text:s/></text:p>
      <text:p text:style-name="P53"><text:tab/>-flywheel: Flywheel related custom stuff</text:p>
      <text:p text:style-name="P54">-suite: Under which lab the gear will be located. If you don’t include this, the gear will be listed independently which is fine if you don’t have your own suite on Flywheel webpage.<text:s/></text:p>
      <text:p text:style-name="Standard"><text:tab/>-<text:span text:style-name="T55">license</text:span>: If you have a license for the software</text:p>
      <text:p text:style-name="P56">-<text:span text:style-name="T57">config</text:span>: Contains all the config options that will be passed to your compiled MATLAB<text:s/><text:s text:c="2"/>function. Can give these any name as we are going to parse them in the run script anyways. But it is a good idea to match them to the config options you have on your matlab script<text:s/>to keep your sanity.</text:p>
      <text:p text:style-name="Standard"><text:tab/><text:tab/>-default: Default config option must match the type</text:p>
      <text:p text:style-name="Standard"><text:tab/><text:tab/>-description: Description of the config option</text:p>
      <text:p text:style-name="P58">- type: type of the config option. Could be string, boolean, number. If you made your <text:s text:c="41"/>wrapper<text:s/>in a way that it<text:s/>only<text:s/>accepts<text:s/>strings<text:s/>and converts them to whatever type the main function needs<text:s/>as suggested, you can<text:s/>use<text:s/>all strings here</text:p>
      <text:p text:style-name="Standard"><text:tab/><text:span text:style-name="T59">-input</text:span><text:span text:style-name="T60">s</text:span><text:span text:style-name="T61">:<text:s/></text:span>Contains the inputs of the gear. Create as many inputs as you need for your compiled function.<text:s/>It has similar subfields that the config fields have<text:s/>such as description and type.<text:s/>Optional decides whether the input is optional. If not and you leave it empty when running the gear on the Flywheel webpage, the gear<text:s/>doesn’t<text:s/>let you run it.<text:s/><text:s/></text:p>
      <text:p text:style-name="Standard"/>
      <text:p text:style-name="Standard"><text:span text:style-name="T62">7 –</text:span><text:s/>Finally check out the python run script. It has the comments for everything we need to do.<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Noto Serif CJK SC" style:font-name-complex="Lohit Devanaga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Liberation Serif" style:font-name-asian="Noto Serif CJK SC" style:font-name-complex="Lohit Devanaga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Liberation Serif" style:font-name-asian="Noto Serif CJK SC" style:font-name-complex="Lohit Devanaga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Liberation Serif"/>
      </text:list-level-style-bullet>
      <text:list-level-style-bullet text:level="2" text:style-name="WW_CharLFO2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2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2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2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2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2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2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2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Taskin, Huseyin Ozenc</dc:creator>
    <meta:creation-date>2022-04-11T13:01:00Z</meta:creation-date>
    <dc:date>2022-04-15T02:30:00Z</dc:date>
    <meta:template xlink:href="Normal" xlink:type="simple"/>
    <meta:editing-cycles>8</meta:editing-cycles>
    <meta:editing-duration>PT276360S</meta:editing-duration>
    <meta:document-statistic meta:page-count="3" meta:paragraph-count="14" meta:word-count="1069" meta:character-count="7149" meta:row-count="50" meta:non-whitespace-character-count="6094"/>
  </office:meta>
</office:document-meta>
</file>